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ebb" officeooo:paragraph-rsid="000ecebb"/>
    </style:style>
    <style:style style:name="P2" style:family="paragraph" style:parent-style-name="Standard">
      <style:text-properties officeooo:rsid="000ef3c8" officeooo:paragraph-rsid="000ef3c8"/>
    </style:style>
    <style:style style:name="P3" style:family="paragraph" style:parent-style-name="Standard">
      <style:text-properties officeooo:rsid="000ef3c8" officeooo:paragraph-rsid="000f780b"/>
    </style:style>
    <style:style style:name="P4" style:family="paragraph" style:parent-style-name="Standard">
      <style:text-properties officeooo:rsid="000f56ac" officeooo:paragraph-rsid="000f56ac"/>
    </style:style>
    <style:style style:name="P5" style:family="paragraph" style:parent-style-name="Standard">
      <style:text-properties officeooo:rsid="000f56ac" officeooo:paragraph-rsid="000f780b"/>
    </style:style>
    <style:style style:name="T1" style:family="text">
      <style:text-properties officeooo:rsid="000f7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out Soma:</text:p>
      <text:p text:style-name="P1"/>
      <text:p text:style-name="P1">Input file parsing <text:s/>succeeded. <text:s text:c="173"/></text:p>
      <text:p text:style-name="P1">Inferior Olive Model (1400 cell network) <text:s text:c="163"/></text:p>
      <text:p text:style-name="P1">End simulation <text:s text:c="189"/></text:p>
      <text:p text:style-name="P1">Time: 13302.1 <text:s/></text:p>
      <text:p text:style-name="P1"/>
      <text:p text:style-name="P1">With Soma:</text:p>
      <text:p text:style-name="P1">Input file parsing <text:s/>succeeded. <text:s text:c="173"/></text:p>
      <text:p text:style-name="P1">Inferior Olive Model (1400 cell network) <text:s text:c="163"/></text:p>
      <text:p text:style-name="P1">End simulation <text:s text:c="189"/></text:p>
      <text:p text:style-name="P1">Time: 12886.4 <text:s text:c="190"/></text:p>
      <text:p text:style-name="P1">Standard Deviation: 39.2972 <text:s text:c="2"/></text:p>
      <text:p text:style-name="P1"/>
      <text:p text:style-name="P1"/>
      <text:p text:style-name="P2">Without axon:</text:p>
      <text:p text:style-name="P2">Input file parsing <text:s/>succeeded. <text:s text:c="173"/></text:p>
      <text:p text:style-name="P2">Inferior Olive Model (1400 cell network) <text:s text:c="163"/></text:p>
      <text:p text:style-name="P2">End simulation <text:s text:c="189"/></text:p>
      <text:p text:style-name="P2">Time: 12865.5 <text:s text:c="190"/></text:p>
      <text:p text:style-name="P2">Standard Deviation: 41.5161 <text:s/></text:p>
      <text:p text:style-name="P2"/>
      <text:p text:style-name="P2">Without Axon and without Soma:</text:p>
      <text:p text:style-name="P4">Input file parsing <text:s/>succeeded. <text:s text:c="173"/></text:p>
      <text:p text:style-name="P4">Inferior Olive Model (1400 cell network) <text:s text:c="163"/></text:p>
      <text:p text:style-name="P4">End simulation <text:s text:c="189"/></text:p>
      <text:p text:style-name="P4">Time: 12835.7 <text:s text:c="190"/></text:p>
      <text:p text:style-name="P4">Standard Deviation: 52.5782 <text:s text:c="3"/></text:p>
      <text:p text:style-name="P4"/>
      <text:p text:style-name="P3">Without Axon and without Soma <text:span text:style-name="T1">but with rpmsg</text:span>:</text:p>
      <text:p text:style-name="P5">Input file parsing <text:s/>succeeded. <text:s text:c="173"/></text:p>
      <text:p text:style-name="P5">Inferior Olive Model (1400 cell network) <text:s text:c="163"/></text:p>
      <text:p text:style-name="P5">End simulation <text:s text:c="189"/></text:p>
      <text:p text:style-name="P5">Time: 12835.7 <text:s text:c="190"/></text:p>
      <text:p text:style-name="P5">Standard Deviation: 52.5782 <text:s text:c="3"/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19:16.695868500</meta:creation-date>
    <dc:date>2020-03-21T20:40:21.277366561</dc:date>
    <meta:editing-duration>PT1H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01" meta:character-count="4123" meta:non-whitespace-character-count="627"/>
  </office:meta>
</office:document-meta>
</file>